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hub – containing figures, data, etc:<text:span text:style-name="T2"> </text:span><text:a xlink:type="simple" xlink:href="https://github.com/rethmecc/nEXO"><text:span text:style-name="T2">https://github.com/rethmecc/nEXO</text:span></text:a></text:p>
      <text:p text:style-name="Standard"><text:span text:style-name="T2">Bitbucket – containg code: </text:span><text:a xlink:type="simple" xlink:href="https://bitbucket.org/nEXO-TRIUMF/sipm"><text:span text:style-name="T2">https://bitbucket.org/nEXO-TRIUMF/sipm</text:span></text:a></text:p>
      <text:p text:style-name="Standard"><text:span text:style-name="T2"><text:tab/>Bitbucket account – username: nEXO-TRIUMF, password: nexotriumf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0:42:25</meta:creation-date>
    <meta:generator>LibreOffice/3.5$Linux_X86_64 LibreOffice_project/350m1$Build-2</meta:generator>
    <dc:date>2015-08-25T11:04:52</dc:date>
    <meta:editing-duration>P0D</meta:editing-duration>
    <meta:editing-cycles>1</meta:editing-cycles>
    <meta:document-statistic meta:table-count="0" meta:image-count="0" meta:object-count="0" meta:page-count="1" meta:paragraph-count="3" meta:word-count="19" meta:character-count="201" meta:non-whitespace-character-count="184"/>
  </office:meta>
</office:document-meta>
</file>